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30000008D0A79701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1" svg:font-family="'Liberation Serif'" style:font-family-generic="roman"/>
    <style:font-face style:name="Liberation Mono" svg:font-family="'Liberation Mono'"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1.31cm" fo:margin-top="0cm" fo:margin-bottom="0.499cm" table:align="center" style:may-break-between-rows="false"/>
    </style:style>
    <style:style style:name="Tabla1.A" style:family="table-column">
      <style:table-column-properties style:column-width="2.559cm"/>
    </style:style>
    <style:style style:name="Tabla1.B" style:family="table-column">
      <style:table-column-properties style:column-width="4.152cm"/>
    </style:style>
    <style:style style:name="Tabla1.C" style:family="table-column">
      <style:table-column-properties style:column-width="4.598cm"/>
    </style:style>
    <style:style style:name="Tabla1.1" style:family="table-row">
      <style:table-row-properties style:min-row-height="0.697cm"/>
    </style:style>
    <style:style style:name="Tabla1.A1" style:family="table-cell">
      <style:table-cell-properties style:vertical-align="middle" fo:padding="0.097cm" fo:border-left="0.05pt solid #000000" fo:border-right="none" fo:border-top="0.05pt solid #000000" fo:border-bottom="0.05pt solid #000000"/>
    </style:style>
    <style:style style:name="Tabla1.C1" style:family="table-cell">
      <style:table-cell-properties style:vertical-align="middle" fo:padding="0.097cm" fo:border="0.05pt solid #000000"/>
    </style:style>
    <style:style style:name="Tabla1.A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0.05pt solid #000000" fo:border-top="none" fo:border-bottom="0.05pt solid #000000"/>
    </style:style>
    <style:style style:name="Tabla2" style:family="table">
      <style:table-properties style:width="17cm" fo:margin-top="0cm" fo:margin-bottom="0.499cm" table:align="margins" style:may-break-between-rows="false"/>
    </style:style>
    <style:style style:name="Tabla2.A" style:family="table-column">
      <style:table-column-properties style:column-width="1.588cm" style:rel-column-width="6120*"/>
    </style:style>
    <style:style style:name="Tabla2.B" style:family="table-column">
      <style:table-column-properties style:column-width="1.401cm" style:rel-column-width="5400*"/>
    </style:style>
    <style:style style:name="Tabla2.E" style:family="table-column">
      <style:table-column-properties style:column-width="11.21cm" style:rel-column-width="43215*"/>
    </style:style>
    <style:style style:name="Tabla2.A1" style:family="table-cell">
      <style:table-cell-properties fo:padding="0.097cm" fo:border-left="0.05pt solid #000000" fo:border-right="none" fo:border-top="0.05pt solid #000000" fo:border-bottom="0.05pt solid #000000"/>
    </style:style>
    <style:style style:name="Tabla2.E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E2" style:family="table-cell">
      <style:table-cell-properties fo:padding="0.097cm" fo:border-left="0.05pt solid #000000" fo:border-right="0.05pt solid #000000" fo:border-top="none" fo:border-bottom="0.05pt solid #000000"/>
    </style:style>
    <style:style style:name="Tabla3" style:family="table">
      <style:table-properties style:width="3.06cm" table:align="center" style:may-break-between-rows="false"/>
    </style:style>
    <style:style style:name="Tabla3.A" style:family="table-column">
      <style:table-column-properties style:column-width="0.443cm"/>
    </style:style>
    <style:style style:name="Tabla3.B" style:family="table-column">
      <style:table-column-properties style:column-width="0.654cm"/>
    </style:style>
    <style:style style:name="Tabla3.A1" style:family="table-cell">
      <style:table-cell-properties style:vertical-align="middle" fo:padding="0.097cm" fo:border-left="0.05pt solid #000000" fo:border-right="none" fo:border-top="0.05pt solid #000000" fo:border-bottom="0.05pt solid #000000"/>
    </style:style>
    <style:style style:name="Tabla3.B1" style:family="table-cell">
      <style:table-cell-properties style:vertical-align="middle" fo:padding="0.097cm" fo:border="0.05pt solid #000000"/>
    </style:style>
    <style:style style:name="Tabla3.A2" style:family="table-cell">
      <style:table-cell-properties style:vertical-align="middle" fo:padding="0.097cm" fo:border-left="0.05pt solid #000000" fo:border-right="none" fo:border-top="none" fo:border-bottom="0.05pt solid #000000"/>
    </style:style>
    <style:style style:name="Tabla3.E2" style:family="table-cell">
      <style:table-cell-properties style:vertical-align="middle" fo:padding="0.097cm" fo:border-left="0.05pt solid #000000" fo:border-right="0.05pt solid #000000" fo:border-top="none" fo:border-bottom="0.05pt solid #000000"/>
    </style:style>
    <style:style style:name="Tabla4" style:family="table">
      <style:table-properties style:width="17cm" fo:margin-top="0cm" fo:margin-bottom="0.499cm" table:align="margins" style:may-break-between-rows="false"/>
    </style:style>
    <style:style style:name="Tabla4.A" style:family="table-column">
      <style:table-column-properties style:column-width="1.416cm" style:rel-column-width="5461*"/>
    </style:style>
    <style:style style:name="Tabla4.L" style:family="table-column">
      <style:table-column-properties style:column-width="1.418cm" style:rel-column-width="5464*"/>
    </style:style>
    <style:style style:name="Tabla4.A1" style:family="table-cell">
      <style:table-cell-properties fo:padding="0.097cm" fo:border-left="0.05pt solid #000000" fo:border-right="none" fo:border-top="0.05pt solid #000000" fo:border-bottom="0.05pt solid #000000"/>
    </style:style>
    <style:style style:name="Tabla4.L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L2" style:family="table-cell">
      <style:table-cell-properties fo:padding="0.097cm" fo:border-left="0.05pt solid #000000" fo:border-right="0.05pt solid #000000" fo:border-top="none" fo:border-bottom="0.05pt solid #000000"/>
    </style:style>
    <style:style style:name="Tabla5" style:family="table">
      <style:table-properties style:width="17cm" fo:margin-top="0cm" fo:margin-bottom="0.499cm" table:align="margins" style:may-break-between-rows="false"/>
    </style:style>
    <style:style style:name="Tabla5.A" style:family="table-column">
      <style:table-column-properties style:column-width="1.588cm" style:rel-column-width="6120*"/>
    </style:style>
    <style:style style:name="Tabla5.B" style:family="table-column">
      <style:table-column-properties style:column-width="1.401cm" style:rel-column-width="5400*"/>
    </style:style>
    <style:style style:name="Tabla5.E" style:family="table-column">
      <style:table-column-properties style:column-width="11.21cm" style:rel-column-width="43215*"/>
    </style:style>
    <style:style style:name="Tabla5.A1" style:family="table-cell">
      <style:table-cell-properties fo:padding="0.097cm" fo:border-left="0.05pt solid #000000" fo:border-right="none" fo:border-top="0.05pt solid #000000" fo:border-bottom="0.05pt solid #000000"/>
    </style:style>
    <style:style style:name="Tabla5.E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E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59f05" officeooo:paragraph-rsid="00059f05"/>
    </style:style>
    <style:style style:name="P2" style:family="paragraph" style:parent-style-name="Text_20_body">
      <style:text-properties officeooo:rsid="00059f05" officeooo:paragraph-rsid="00064c64"/>
    </style:style>
    <style:style style:name="P3" style:family="paragraph" style:parent-style-name="Text_20_body">
      <style:text-properties officeooo:paragraph-rsid="00059f05"/>
    </style:style>
    <style:style style:name="P4" style:family="paragraph" style:parent-style-name="Text_20_body">
      <style:text-properties fo:language="en" fo:country="US" officeooo:rsid="00059f05" officeooo:paragraph-rsid="00059f05"/>
    </style:style>
    <style:style style:name="P5" style:family="paragraph" style:parent-style-name="Text_20_body">
      <style:text-properties fo:font-weight="bold" officeooo:rsid="00059f05" officeooo:paragraph-rsid="00059f05" style:font-weight-asian="bold" style:font-weight-complex="bold"/>
    </style:style>
    <style:style style:name="P6" style:family="paragraph" style:parent-style-name="Text_20_body">
      <style:text-properties fo:font-weight="bold" officeooo:rsid="00081974" officeooo:paragraph-rsid="00081974" style:font-weight-asian="bold" style:font-weight-complex="bold"/>
    </style:style>
    <style:style style:name="P7" style:family="paragraph" style:parent-style-name="Text_20_body">
      <style:text-properties officeooo:rsid="00064c64" officeooo:paragraph-rsid="00064c64"/>
    </style:style>
    <style:style style:name="P8" style:family="paragraph" style:parent-style-name="Text_20_body">
      <style:text-properties officeooo:rsid="00077d9f" officeooo:paragraph-rsid="00077d9f"/>
    </style:style>
    <style:style style:name="P9" style:family="paragraph" style:parent-style-name="Text_20_body">
      <style:text-properties officeooo:rsid="00081974" officeooo:paragraph-rsid="00081974"/>
    </style:style>
    <style:style style:name="P10" style:family="paragraph" style:parent-style-name="Text_20_body">
      <style:text-properties style:text-underline-style="solid" style:text-underline-width="auto" style:text-underline-color="font-color" officeooo:rsid="00081974" officeooo:paragraph-rsid="00081974"/>
    </style:style>
    <style:style style:name="P11" style:family="paragraph" style:parent-style-name="Text_20_body">
      <style:paragraph-properties fo:margin-left="0cm" fo:margin-right="0cm" fo:text-indent="0cm" style:auto-text-indent="false"/>
      <style:text-properties officeooo:rsid="00081974" officeooo:paragraph-rsid="00081974"/>
    </style:style>
    <style:style style:name="P12" style:family="paragraph" style:parent-style-name="Subtitle">
      <style:text-properties fo:font-size="13pt" officeooo:paragraph-rsid="00059f05" style:font-size-asian="13pt" style:font-size-complex="13pt"/>
    </style:style>
    <style:style style:name="P13" style:family="paragraph" style:parent-style-name="Title">
      <style:text-properties officeooo:paragraph-rsid="00059f05"/>
    </style:style>
    <style:style style:name="P14" style:family="paragraph" style:parent-style-name="Code">
      <style:paragraph-properties fo:text-align="center" style:justify-single-word="false"/>
    </style:style>
    <style:style style:name="P15" style:family="paragraph" style:parent-style-name="Code">
      <style:paragraph-properties fo:text-align="center" style:justify-single-word="false"/>
      <style:text-properties officeooo:paragraph-rsid="00077d9f"/>
    </style:style>
    <style:style style:name="P16" style:family="paragraph" style:parent-style-name="Code">
      <style:text-properties fo:font-weight="bold" style:font-weight-asian="bold" style:font-weight-complex="bold"/>
    </style:style>
    <style:style style:name="P17" style:family="paragraph" style:parent-style-name="Code">
      <style:paragraph-properties fo:text-align="start" style:justify-single-word="false"/>
    </style:style>
    <style:style style:name="P18" style:family="paragraph" style:parent-style-name="Code">
      <style:text-properties officeooo:paragraph-rsid="00077d9f"/>
    </style:style>
    <style:style style:name="P19" style:family="paragraph" style:parent-style-name="Subtitle">
      <style:text-properties fo:font-size="13pt" officeooo:rsid="00059f05" officeooo:paragraph-rsid="00059f05" style:font-size-asian="13pt" style:font-size-complex="13pt"/>
    </style:style>
    <style:style style:name="P20" style:family="paragraph" style:parent-style-name="Title">
      <style:text-properties officeooo:paragraph-rsid="00059f05"/>
    </style:style>
    <style:style style:name="P21" style:family="paragraph" style:parent-style-name="Heading_20_1">
      <style:text-properties officeooo:rsid="00059f05" officeooo:paragraph-rsid="00059f05"/>
    </style:style>
    <style:style style:name="P22" style:family="paragraph" style:parent-style-name="Heading_20_1">
      <style:paragraph-properties fo:break-before="page"/>
      <style:text-properties fo:language="en" fo:country="US" officeooo:rsid="00059f05" officeooo:paragraph-rsid="00059f05"/>
    </style:style>
    <style:style style:name="P23" style:family="paragraph" style:parent-style-name="Heading_20_2">
      <style:text-properties officeooo:rsid="00059f05"/>
    </style:style>
    <style:style style:name="P24" style:family="paragraph" style:parent-style-name="Text_20_body">
      <style:text-properties fo:language="en" fo:country="US" officeooo:rsid="00059f05" officeooo:paragraph-rsid="00059f05"/>
    </style:style>
    <style:style style:name="P25" style:family="paragraph" style:parent-style-name="Text_20_body">
      <style:text-properties fo:font-weight="bold" officeooo:rsid="00059f05" officeooo:paragraph-rsid="00059f05" style:font-weight-asian="bold" style:font-weight-complex="bold"/>
    </style:style>
    <style:style style:name="P26" style:family="paragraph" style:parent-style-name="Text_20_body" style:list-style-name="L1">
      <style:text-properties officeooo:rsid="00059f05" officeooo:paragraph-rsid="00059f05"/>
    </style:style>
    <style:style style:name="P27" style:family="paragraph" style:parent-style-name="Text_20_body" style:list-style-name="L2">
      <style:text-properties officeooo:rsid="00064c64" officeooo:paragraph-rsid="00064c64"/>
    </style:style>
    <style:style style:name="P28" style:family="paragraph" style:parent-style-name="Text_20_body">
      <style:paragraph-properties fo:text-align="start" style:justify-single-word="false"/>
      <style:text-properties fo:font-size="14pt" officeooo:rsid="002043e5" officeooo:paragraph-rsid="00083f5d" style:font-size-asian="14pt" style:font-size-complex="14pt"/>
    </style:style>
    <style:style style:name="P29" style:family="paragraph" style:parent-style-name="Text_20_body">
      <style:paragraph-properties fo:text-align="start" style:justify-single-word="false"/>
      <style:text-properties officeooo:rsid="001d70ae" officeooo:paragraph-rsid="00083f5d"/>
    </style:style>
    <style:style style:name="P30" style:family="paragraph" style:parent-style-name="Text_20_body">
      <style:paragraph-properties fo:text-align="start" style:justify-single-word="false"/>
      <style:text-properties fo:font-size="12pt" officeooo:rsid="001d70ae" officeooo:paragraph-rsid="00083f5d" style:font-size-asian="12pt" style:font-size-complex="12pt"/>
    </style:style>
    <style:style style:name="T1" style:family="text">
      <style:text-properties officeooo:rsid="00059f05"/>
    </style:style>
    <style:style style:name="T2" style:family="text">
      <style:text-properties fo:language="en" fo:country="US" officeooo:rsid="00059f05"/>
    </style:style>
    <style:style style:name="T3" style:family="text">
      <style:text-properties fo:language="en" fo:country="US" officeooo:rsid="00064c64"/>
    </style:style>
    <style:style style:name="T4" style:family="text">
      <style:text-properties style:font-name="Liberation Serif1"/>
    </style:style>
    <style:style style:name="T5" style:family="text">
      <style:text-properties style:font-name="Liberation Serif1" officeooo:rsid="00064c64"/>
    </style:style>
    <style:style style:name="T6" style:family="text">
      <style:text-properties style:font-name="Liberation Serif1" officeooo:rsid="00077d9f"/>
    </style:style>
    <style:style style:name="T7" style:family="text">
      <style:text-properties officeooo:rsid="00064c64"/>
    </style:style>
    <style:style style:name="T8" style:family="text">
      <style:text-properties officeooo:rsid="00077d9f"/>
    </style:style>
    <style:style style:name="T9" style:family="text">
      <style:text-properties style:text-underline-style="solid" style:text-underline-width="auto" style:text-underline-color="font-color"/>
    </style:style>
    <style:style style:name="T10" style:family="text">
      <style:text-properties officeooo:rsid="002043e5"/>
    </style:style>
    <style:style style:name="T11" style:family="text">
      <style:text-properties fo:font-size="11pt" style:font-size-asian="11pt" style:font-size-complex="11pt"/>
    </style:style>
    <style:style style:name="T12" style:family="text">
      <style:text-properties fo:font-size="12pt" style:font-size-asian="12pt" style:font-size-complex="12pt"/>
    </style:style>
    <style:style style:name="T13" style:family="text">
      <style:text-properties fo:font-size="12pt" fo:language="en" fo:country="US" style:font-size-asian="12pt" style:font-size-complex="12pt"/>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3"/>
      <text:p text:style-name="P13"/>
      <text:p text:style-name="P13"/>
      <text:p text:style-name="P13">Game Boy Camera Technical Information v1.0</text:p>
      <text:p text:style-name="P3"/>
      <text:p text:style-name="P12">by Antonio Niño Díaz (AntonioND)</text:p>
      <text:p text:style-name="P19">03/2015</text:p>
      <text:p text:style-name="P29"/>
      <text:p text:style-name="P29"/>
      <text:p text:style-name="P29"/>
      <text:p text:style-name="P29"/>
      <text:p text:style-name="P29"/>
      <text:p text:style-name="P29"/>
      <text:p text:style-name="P29"/>
      <text:p text:style-name="P30"/>
      <text:p text:style-name="P30"/>
      <text:p text:style-name="P30"/>
      <text:p text:style-name="P30"/>
      <text:p text:style-name="P30"/>
      <text:p text:style-name="P30"><draw:frame draw:style-name="fr1" draw:name="Imagen4" text:anchor-type="paragraph" svg:y="-0.212cm" svg:width="2.731cm" svg:height="0.951cm" draw:z-index="0"><draw:image xlink:href="Pictures/10000201000001930000008D0A797014.png" xlink:type="simple" xlink:show="embed" xlink:actuate="onLoad"/></draw:frame> <text:span text:style-name="T10">Antonio Niño Díaz (AntonioND), 2014, 2015</text:span></text:p>
      <text:p text:style-name="P30"/>
      <text:p text:style-name="P28"><text:span text:style-name="T13">This work is licensed under the Creative Commons Attribution 4.0 International License. To view a copy of this license, visit </text:span><text:a xlink:type="simple" xlink:href="http://creativecommons.org/licenses/by/4.0/" text:style-name="Internet_20_link" text:visited-style-name="Visited_20_Internet_20_Link">http://creativecommons.org/licenses/by/4.0/</text:a><text:span text:style-name="T13">.</text:span></text:p>
      <text:h text:style-name="P22" text:outline-level="1">Introduction</text:h>
      <text:p text:style-name="P4">Since there is no documentation about the Game Boy Camera I decided it was time to document it. Some years ago, about</text:p>
      <text:h text:style-name="P21" text:outline-level="1"><text:span text:style-name="T3">The </text:span><text:span text:style-name="T2">G</text:span><text:span text:style-name="T3">ame </text:span><text:span text:style-name="T2">B</text:span><text:span text:style-name="T3">oy</text:span><text:span text:style-name="T2"> Camera </text:span><text:span text:style-name="T3">Cartridge</text:span></text:h>
      <text:p text:style-name="P4">The Game Boy Camera cartridge contains 4 ICs: the usual ROM and RAM ICs, a big controller IC (like a MBC) and a sensor (M64282FP "retina" chip).</text:p>
      <text:p text:style-name="P4">The main board contains all ICs except from the sensor. From gbdev wiki:</text:p>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4">Component# </text:p>
          </table:table-cell>
          <table:table-cell table:style-name="Tabla1.A1" office:value-type="string">
            <text:p text:style-name="P14">Part#/inscription</text:p>
          </table:table-cell>
          <table:table-cell table:style-name="Tabla1.C1" office:value-type="string">
            <text:p text:style-name="P14">Description</text:p>
          </table:table-cell>
        </table:table-row>
        <table:table-row>
          <table:table-cell table:style-name="Tabla1.A2" office:value-type="string">
            <text:p text:style-name="P14">U1</text:p>
          </table:table-cell>
          <table:table-cell table:style-name="Tabla1.A2" office:value-type="string">
            <text:p text:style-name="P14">MAC-GBD</text:p>
            <text:p text:style-name="P14">Nintendo</text:p>
            <text:p text:style-name="P14">9807 SA</text:p>
          </table:table-cell>
          <table:table-cell table:style-name="Tabla1.C2" office:value-type="string">
            <text:p text:style-name="P14">I/O, memory control.</text:p>
          </table:table-cell>
        </table:table-row>
        <table:table-row>
          <table:table-cell table:style-name="Tabla1.A2" office:value-type="string">
            <text:p text:style-name="P14">U2</text:p>
          </table:table-cell>
          <table:table-cell table:style-name="Tabla1.A2" office:value-type="string">
            <text:p text:style-name="P14">GBD-PCAX-0 F</text:p>
            <text:p text:style-name="P14">M538011-E - 08</text:p>
            <text:p text:style-name="P14">8145507</text:p>
          </table:table-cell>
          <table:table-cell table:style-name="Tabla1.C2" office:value-type="string">
            <text:p text:style-name="P14">1MB ROM</text:p>
          </table:table-cell>
        </table:table-row>
        <table:table-row>
          <table:table-cell table:style-name="Tabla1.A2" office:value-type="string">
            <text:p text:style-name="P14">U3</text:p>
          </table:table-cell>
          <table:table-cell table:style-name="Tabla1.A2" office:value-type="string">
            <text:p text:style-name="P14">52CV1000SF85LL</text:p>
            <text:p text:style-name="P14">SHARP JAPAN </text:p>
            <text:p text:style-name="P14">9805 5 0A</text:p>
          </table:table-cell>
          <table:table-cell table:style-name="Tabla1.C2" office:value-type="string">
            <text:p text:style-name="P14">128KB RAM</text:p>
          </table:table-cell>
        </table:table-row>
      </table:table>
      <text:p text:style-name="P4">The U1 is the only one connected to the GB cartridge pins (besides some of the address pins of the ROM IC). The U2 and U3 (ROM and RAM) are connected to U1. The M64282FP "retina" chip is in a separate PCB, and is connected to the U1.</text:p>
      <text:p text:style-name="P4">The M64282FP handles most of the configuration of the capturing process. The U1 transforms the commands from the Game Boy CPU into the correct signals needed for the M64282FP. The detailed timings are described below.</text:p>
      <text:p text:style-name="P4">It is a good idea to have the datasheet of the M64282FP, but it is very poorly explained, so this document will try to explain everything about it (except from limits like voltage or signal timings). There are datasheets of similar sensors (M64283FP and M64285FP) that can be very useful to understand some things about the sensor of the GB Camera.</text:p>
      <text:h text:style-name="P23" text:outline-level="2">Game Boy Camera MBC</text:h>
      <text:p text:style-name="P1">The Game Boy Camera controller works pretty much the same as a MBC3.</text:p>
      <text:p text:style-name="P5">0000-3FFF - ROM Bank 00 (Read Only)</text:p>
      <text:p text:style-name="P1">First 16 KB of the ROM.</text:p>
      <text:p text:style-name="P5">4000-7FFF - ROM Bank 01-3F (Read Only)</text:p>
      <text:p text:style-name="P1">This area may contain any ROM bank (0 included). The initial mapped bank is 01.</text:p>
      <text:p text:style-name="P5">A000-BFFF - RAM Bank 00-0F (Read/Write)</text:p>
      <text:p text:style-name="P5">A000-BFFF - CAM Registers (Read/Write)</text:p>
      <text:p text:style-name="P1"><text:soft-page-break/>Depending on the current RAM Bank Number, this memory space is used to access the cartridge RAM or the CAM registers.</text:p>
      <text:p text:style-name="P5">0000-1FFF - RAM Enable (Write Only)</text:p>
      <text:p text:style-name="P1">A value of 0Ah will enable writing to RAM, 00h will disable it. Reading from RAM or registers is always enabled. Writing to registers is always enabled. Disabled on reset.</text:p>
      <text:p text:style-name="P5">2000-3FFF - ROM Bank Number (Write Only)</text:p>
      <text:p text:style-name="P1">Writing a value of 00-3Fh selects the corresponding ROM Bank for area 4000-7FFF.</text:p>
      <text:p text:style-name="P5">4000-5FFF - RAM Bank Number/CAM Registers Select (Write Only)</text:p>
      <text:p text:style-name="P1">Writing a value in range for 00h-0Fh maps the corresponding external RAM Bank to memory at A000-BFFF. Writing any value with bit 5 set to '1' will select CAM registers. Usually bank 10h is used to select the registers. All registers are mirrored every 80h bytes. RAM bank 0 selected on reset.</text:p>
      <text:p text:style-name="P1">IMPORTANT NOTE: Unlike most games, the GB Camera RAM can only be written when PHI pin = '1'. It's an enable signal for the RAM chip. Most cartridge readers and writers can't handle PHI pin so they can't restore a saved backup. It isn't needed to change ROM banks.</text:p>
      <text:h text:style-name="Heading_20_2" text:outline-level="2">G<text:span text:style-name="T7">ame </text:span>B<text:span text:style-name="T7">oy</text:span> Camera I/O Registers</text:h>
      <text:p text:style-name="P1">The Game Boy Camera I/O registers are mapped to all banks with bit 4 set to '1'. The GB Camera ROM usually changes to bank 16 to use the registers.</text:p>
      <text:p text:style-name="P1">There are 3 groups of registers:</text:p>
      <text:list xml:id="list5616014908419342642" text:style-name="L1">
        <text:list-item>
          <text:p text:style-name="P26">The first group is composed by the trigger register A000. This register starts the capture process and returns the current status (working/capture finished).</text:p>
        </text:list-item>
        <text:list-item>
          <text:p text:style-name="P26">The second group is composed by registers A001-A005, used to configure most parameters of the M64282FP sensor.</text:p>
        </text:list-item>
        <text:list-item>
          <text:p text:style-name="P26">The third group is composed by 48 registers that form a 4<text:span text:style-name="T4">×</text:span>4 matrix. Each element of the matrix is formed by 3 bytes. This matrix is used for contrast and dithering.</text:p>
        </text:list-item>
      </text:list>
      <text:p text:style-name="P1">All registers are write-only, except the register A000. The other ones return 00h when read. The initial values of all registers on reset is 00h.</text:p>
      <text:h text:style-name="Heading_20_3" text:outline-level="3">Register A000</text:h>
      <text:p text:style-name="P1">The lower 3 bits of this register are read/writeable. The other ones return '0'. Writing any value with bit 0 set to '1' will start the capturing process. Any write with bit 0 set to '0' is ignored.</text:p>
      <text:p text:style-name="P1">The value of bits 1 and 2 affect the value written to registers 4, 5 and 6 of the M64282FP:</text:p>
      <table:table table:name="Tabla2" table:style-name="Tabla2">
        <table:table-column table:style-name="Tabla2.A"/>
        <table:table-column table:style-name="Tabla2.B" table:number-columns-repeated="3"/>
        <table:table-column table:style-name="Tabla2.E"/>
        <text:soft-page-break/>
        <table:table-row>
          <table:table-cell table:style-name="Tabla2.A1" office:value-type="string">
            <text:p text:style-name="P14">[A000] </text:p>
          </table:table-cell>
          <table:table-cell table:style-name="Tabla2.A1" office:value-type="string">
            <text:p text:style-name="P14">[4]</text:p>
          </table:table-cell>
          <table:table-cell table:style-name="Tabla2.A1" office:value-type="string">
            <text:p text:style-name="P14">[5]</text:p>
          </table:table-cell>
          <table:table-cell table:style-name="Tabla2.A1" office:value-type="string">
            <text:p text:style-name="P14">[6]</text:p>
          </table:table-cell>
          <table:table-cell table:style-name="Tabla2.E1" office:value-type="string">
            <text:p text:style-name="Code">[4]=P [5]=M [6]=X</text:p>
          </table:table-cell>
        </table:table-row>
        <table:table-row>
          <table:table-cell table:style-name="Tabla2.A2" office:value-type="string">
            <text:p text:style-name="P14">1(001)</text:p>
          </table:table-cell>
          <table:table-cell table:style-name="Tabla2.A2" office:value-type="string">
            <text:p text:style-name="P14">00h</text:p>
          </table:table-cell>
          <table:table-cell table:style-name="Tabla2.A2" office:value-type="string">
            <text:p text:style-name="P14">01h</text:p>
          </table:table-cell>
          <table:table-cell table:style-name="Tabla2.A2" office:value-type="string">
            <text:p text:style-name="P14">01h</text:p>
          </table:table-cell>
          <table:table-cell table:style-name="Tabla2.E2" office:value-type="string">
            <text:p text:style-name="Code">Negative</text:p>
          </table:table-cell>
        </table:table-row>
        <table:table-row>
          <table:table-cell table:style-name="Tabla2.A2" office:value-type="string">
            <text:p text:style-name="P14">3(011)</text:p>
          </table:table-cell>
          <table:table-cell table:style-name="Tabla2.A2" office:value-type="string">
            <text:p text:style-name="P14">01h</text:p>
          </table:table-cell>
          <table:table-cell table:style-name="Tabla2.A2" office:value-type="string">
            <text:p text:style-name="P14">00h</text:p>
          </table:table-cell>
          <table:table-cell table:style-name="Tabla2.A2" office:value-type="string">
            <text:p text:style-name="P14">01h</text:p>
          </table:table-cell>
          <table:table-cell table:style-name="Tabla2.E2" office:value-type="string">
            <text:p text:style-name="Code">Positive. This is <text:span text:style-name="T7">what the </text:span>GB Camera ROM uses.</text:p>
          </table:table-cell>
        </table:table-row>
        <table:table-row>
          <table:table-cell table:style-name="Tabla2.A2" office:value-type="string">
            <text:p text:style-name="P14">5(101)</text:p>
          </table:table-cell>
          <table:table-cell table:style-name="Tabla2.A2" office:value-type="string">
            <text:p text:style-name="P14">01h</text:p>
          </table:table-cell>
          <table:table-cell table:style-name="Tabla2.A2" office:value-type="string">
            <text:p text:style-name="P14">02h</text:p>
          </table:table-cell>
          <table:table-cell table:style-name="Tabla2.A2" office:value-type="string">
            <text:p text:style-name="P14">01h</text:p>
          </table:table-cell>
          <table:table-cell table:style-name="Tabla2.E2" office:value-type="string">
            <text:p text:style-name="Code">Used for edge detection</text:p>
          </table:table-cell>
        </table:table-row>
        <table:table-row>
          <table:table-cell table:style-name="Tabla2.A2" office:value-type="string">
            <text:p text:style-name="P14">7(111)</text:p>
          </table:table-cell>
          <table:table-cell table:style-name="Tabla2.A2" office:value-type="string">
            <text:p text:style-name="P14">01h</text:p>
          </table:table-cell>
          <table:table-cell table:style-name="Tabla2.A2" office:value-type="string">
            <text:p text:style-name="P14">02h</text:p>
          </table:table-cell>
          <table:table-cell table:style-name="Tabla2.A2" office:value-type="string">
            <text:p text:style-name="P14">01h</text:p>
          </table:table-cell>
          <table:table-cell table:style-name="Tabla2.E2" office:value-type="string">
            <text:p text:style-name="Code">Used for edge detection</text:p>
          </table:table-cell>
        </table:table-row>
      </table:table>
      <text:p text:style-name="P1">Bit 0 of this register is also used to verify if the capturing process is finished. It returns '1' when the hardware is working and '0' if the capturing process is over.</text:p>
      <text:p text:style-name="P1">When the capture process is active all RAM banks will return 00<text:span text:style-name="T7">h</text:span> when read, but the register A000 can still be read to know when the transfer is finished.</text:p>
      <text:p text:style-name="P1">The capturing process can be stopped by writing a '0' to bit 0. When a '1' is written again it will continue the previous capture process with the old capture parameters, even if the registers are changed.</text:p>
      <text:h text:style-name="Heading_20_3" text:outline-level="3">Register A001</text:h>
      <text:p text:style-name="P1">This register is mapped to register 1 of M64282FP. It controls the output gain and the edge operation mode.</text:p>
      <text:h text:style-name="Heading_20_3" text:outline-level="3">Registers A002, A003</text:h>
      <text:p text:style-name="P1">This registers are mapped to registers 2 and 3 of M64282FP. They control <text:span text:style-name="T7">the </text:span>e<text:span text:style-name="T7">x</text:span>posure time. Register 2 is the MSB, register 3 is the LSB.</text:p>
      <text:p text:style-name="P14">u16 exposure_steps = [A003] | ([A002]&lt;&lt;8);</text:p>
      <text:h text:style-name="Heading_20_3" text:outline-level="3">Register A004</text:h>
      <text:p text:style-name="P1">This register is mapped to register 7 of M64282FP. It sets the output voltage reference, the edge enhancement ratio and can invert the image.</text:p>
      <text:h text:style-name="Heading_20_3" text:outline-level="3">Register A005</text:h>
      <text:p text:style-name="P1">This register is mapped to register 0 of M64282FP. It sets the output reference voltage and enables the zero point calibration.</text:p>
      <text:h text:style-name="Heading_20_3" text:outline-level="3">Registers A006-A035</text:h>
      <text:p text:style-name="P1">Those registers form a 4<text:span text:style-name="T5">×</text:span>4 matrix with 3 bytes per element. They handle dithering and contrast, and they are sorted by rows:</text:p>
      <table:table table:name="Tabla3" table:style-name="Tabla3">
        <table:table-column table:style-name="Tabla3.A"/>
        <table:table-column table:style-name="Tabla3.B" table:number-columns-repeated="4"/>
        <table:table-row>
          <table:table-cell table:style-name="Tabla3.A1" office:value-type="string">
            <text:p text:style-name="P14"/>
          </table:table-cell>
          <table:table-cell table:style-name="Tabla3.B1" table:number-columns-spanned="4" office:value-type="string">
            <text:p text:style-name="P14">X</text:p>
          </table:table-cell>
          <table:covered-table-cell/>
          <table:covered-table-cell/>
          <table:covered-table-cell/>
        </table:table-row>
        <table:table-row>
          <table:table-cell table:style-name="Tabla3.A2" table:number-rows-spanned="4" office:value-type="string">
            <text:p text:style-name="P14">Y</text:p>
          </table:table-cell>
          <table:table-cell table:style-name="Tabla3.A2" office:value-type="string">
            <text:p text:style-name="P14">00</text:p>
          </table:table-cell>
          <table:table-cell table:style-name="Tabla3.A2" office:value-type="string">
            <text:p text:style-name="P14">10</text:p>
          </table:table-cell>
          <table:table-cell table:style-name="Tabla3.A2" office:value-type="string">
            <text:p text:style-name="P14">20</text:p>
          </table:table-cell>
          <table:table-cell table:style-name="Tabla3.E2" office:value-type="string">
            <text:p text:style-name="P14">30</text:p>
          </table:table-cell>
        </table:table-row>
        <table:table-row>
          <table:covered-table-cell/>
          <table:table-cell table:style-name="Tabla3.A2" office:value-type="string">
            <text:p text:style-name="P14">01</text:p>
          </table:table-cell>
          <table:table-cell table:style-name="Tabla3.A2" office:value-type="string">
            <text:p text:style-name="P14">11</text:p>
          </table:table-cell>
          <table:table-cell table:style-name="Tabla3.A2" office:value-type="string">
            <text:p text:style-name="P14">21</text:p>
          </table:table-cell>
          <table:table-cell table:style-name="Tabla3.E2" office:value-type="string">
            <text:p text:style-name="P14">31</text:p>
          </table:table-cell>
        </table:table-row>
        <table:table-row>
          <table:covered-table-cell/>
          <table:table-cell table:style-name="Tabla3.A2" office:value-type="string">
            <text:p text:style-name="P14">02</text:p>
          </table:table-cell>
          <table:table-cell table:style-name="Tabla3.A2" office:value-type="string">
            <text:p text:style-name="P14">12</text:p>
          </table:table-cell>
          <table:table-cell table:style-name="Tabla3.A2" office:value-type="string">
            <text:p text:style-name="P14">22</text:p>
          </table:table-cell>
          <table:table-cell table:style-name="Tabla3.E2" office:value-type="string">
            <text:p text:style-name="P14">32</text:p>
          </table:table-cell>
        </table:table-row>
        <table:table-row>
          <table:covered-table-cell/>
          <table:table-cell table:style-name="Tabla3.A2" office:value-type="string">
            <text:p text:style-name="P14">03</text:p>
          </table:table-cell>
          <table:table-cell table:style-name="Tabla3.A2" office:value-type="string">
            <text:p text:style-name="P14">13</text:p>
          </table:table-cell>
          <table:table-cell table:style-name="Tabla3.A2" office:value-type="string">
            <text:p text:style-name="P14">23</text:p>
          </table:table-cell>
          <table:table-cell table:style-name="Tabla3.E2" office:value-type="string">
            <text:p text:style-name="P14">33</text:p>
          </table:table-cell>
        </table:table-row>
      </table:table>
      <text:p text:style-name="P1"/>
      <table:table table:name="Tabla4" table:style-name="Tabla4">
        <table:table-column table:style-name="Tabla4.A" table:number-columns-repeated="11"/>
        <table:table-column table:style-name="Tabla4.L"/>
        <text:soft-page-break/>
        <table:table-row>
          <table:table-cell table:style-name="Tabla4.A1" office:value-type="string">
            <text:p text:style-name="P16">A006</text:p>
          </table:table-cell>
          <table:table-cell table:style-name="Tabla4.A1" office:value-type="string">
            <text:p text:style-name="P16">A007</text:p>
          </table:table-cell>
          <table:table-cell table:style-name="Tabla4.A1" office:value-type="string">
            <text:p text:style-name="P16">A008</text:p>
          </table:table-cell>
          <table:table-cell table:style-name="Tabla4.A1" office:value-type="string">
            <text:p text:style-name="P16">A009</text:p>
          </table:table-cell>
          <table:table-cell table:style-name="Tabla4.A1" office:value-type="string">
            <text:p text:style-name="P16">A00A</text:p>
          </table:table-cell>
          <table:table-cell table:style-name="Tabla4.A1" office:value-type="string">
            <text:p text:style-name="P16">A00B</text:p>
          </table:table-cell>
          <table:table-cell table:style-name="Tabla4.A1" office:value-type="string">
            <text:p text:style-name="P16">A00C</text:p>
          </table:table-cell>
          <table:table-cell table:style-name="Tabla4.A1" office:value-type="string">
            <text:p text:style-name="P16">A00D</text:p>
          </table:table-cell>
          <table:table-cell table:style-name="Tabla4.A1" office:value-type="string">
            <text:p text:style-name="P16">A00E</text:p>
          </table:table-cell>
          <table:table-cell table:style-name="Tabla4.A1" office:value-type="string">
            <text:p text:style-name="P16">A00F</text:p>
          </table:table-cell>
          <table:table-cell table:style-name="Tabla4.A1" office:value-type="string">
            <text:p text:style-name="P16">A010</text:p>
          </table:table-cell>
          <table:table-cell table:style-name="Tabla4.L1" office:value-type="string">
            <text:p text:style-name="P16">A011</text:p>
          </table:table-cell>
        </table:table-row>
        <table:table-row>
          <table:table-cell table:style-name="Tabla4.A2" office:value-type="string">
            <text:p text:style-name="Code">D00L</text:p>
          </table:table-cell>
          <table:table-cell table:style-name="Tabla4.A2" office:value-type="string">
            <text:p text:style-name="Code">D00M</text:p>
          </table:table-cell>
          <table:table-cell table:style-name="Tabla4.A2" office:value-type="string">
            <text:p text:style-name="Code">D00H</text:p>
          </table:table-cell>
          <table:table-cell table:style-name="Tabla4.A2" office:value-type="string">
            <text:p text:style-name="Code">D10L </text:p>
          </table:table-cell>
          <table:table-cell table:style-name="Tabla4.A2" office:value-type="string">
            <text:p text:style-name="Code">D10M</text:p>
          </table:table-cell>
          <table:table-cell table:style-name="Tabla4.A2" office:value-type="string">
            <text:p text:style-name="Code">D10H</text:p>
          </table:table-cell>
          <table:table-cell table:style-name="Tabla4.A2" office:value-type="string">
            <text:p text:style-name="Code">D20L</text:p>
          </table:table-cell>
          <table:table-cell table:style-name="Tabla4.A2" office:value-type="string">
            <text:p text:style-name="Code">D20M</text:p>
          </table:table-cell>
          <table:table-cell table:style-name="Tabla4.A2" office:value-type="string">
            <text:p text:style-name="Code">D20H</text:p>
          </table:table-cell>
          <table:table-cell table:style-name="Tabla4.A2" office:value-type="string">
            <text:p text:style-name="Code">D30L</text:p>
          </table:table-cell>
          <table:table-cell table:style-name="Tabla4.A2" office:value-type="string">
            <text:p text:style-name="Code">D30M</text:p>
          </table:table-cell>
          <table:table-cell table:style-name="Tabla4.L2" office:value-type="string">
            <text:p text:style-name="Code">D30H</text:p>
          </table:table-cell>
        </table:table-row>
        <table:table-row>
          <table:table-cell table:style-name="Tabla4.A2" office:value-type="string">
            <text:p text:style-name="P16">A012</text:p>
          </table:table-cell>
          <table:table-cell table:style-name="Tabla4.A2" office:value-type="string">
            <text:p text:style-name="P16">A013</text:p>
          </table:table-cell>
          <table:table-cell table:style-name="Tabla4.A2" office:value-type="string">
            <text:p text:style-name="P16">A014</text:p>
          </table:table-cell>
          <table:table-cell table:style-name="Tabla4.A2" office:value-type="string">
            <text:p text:style-name="P16">A015</text:p>
          </table:table-cell>
          <table:table-cell table:style-name="Tabla4.A2" office:value-type="string">
            <text:p text:style-name="P16">A016</text:p>
          </table:table-cell>
          <table:table-cell table:style-name="Tabla4.A2" office:value-type="string">
            <text:p text:style-name="P16">A017</text:p>
          </table:table-cell>
          <table:table-cell table:style-name="Tabla4.A2" office:value-type="string">
            <text:p text:style-name="P16">A018</text:p>
          </table:table-cell>
          <table:table-cell table:style-name="Tabla4.A2" office:value-type="string">
            <text:p text:style-name="P16">A019</text:p>
          </table:table-cell>
          <table:table-cell table:style-name="Tabla4.A2" office:value-type="string">
            <text:p text:style-name="P16">A01A</text:p>
          </table:table-cell>
          <table:table-cell table:style-name="Tabla4.A2" office:value-type="string">
            <text:p text:style-name="P16">A01B</text:p>
          </table:table-cell>
          <table:table-cell table:style-name="Tabla4.A2" office:value-type="string">
            <text:p text:style-name="P16">A01C</text:p>
          </table:table-cell>
          <table:table-cell table:style-name="Tabla4.L2" office:value-type="string">
            <text:p text:style-name="P16">A01D</text:p>
          </table:table-cell>
        </table:table-row>
        <table:table-row>
          <table:table-cell table:style-name="Tabla4.A2" office:value-type="string">
            <text:p text:style-name="Code">D01L</text:p>
          </table:table-cell>
          <table:table-cell table:style-name="Tabla4.A2" office:value-type="string">
            <text:p text:style-name="Code">D01M</text:p>
          </table:table-cell>
          <table:table-cell table:style-name="Tabla4.A2" office:value-type="string">
            <text:p text:style-name="Code">D01H</text:p>
          </table:table-cell>
          <table:table-cell table:style-name="Tabla4.A2" office:value-type="string">
            <text:p text:style-name="Code">D11L</text:p>
          </table:table-cell>
          <table:table-cell table:style-name="Tabla4.A2" office:value-type="string">
            <text:p text:style-name="Code">D11M</text:p>
          </table:table-cell>
          <table:table-cell table:style-name="Tabla4.A2" office:value-type="string">
            <text:p text:style-name="Code">D11H</text:p>
          </table:table-cell>
          <table:table-cell table:style-name="Tabla4.A2" office:value-type="string">
            <text:p text:style-name="Code">D21L</text:p>
          </table:table-cell>
          <table:table-cell table:style-name="Tabla4.A2" office:value-type="string">
            <text:p text:style-name="Code">D21M</text:p>
          </table:table-cell>
          <table:table-cell table:style-name="Tabla4.A2" office:value-type="string">
            <text:p text:style-name="Code">D21H</text:p>
          </table:table-cell>
          <table:table-cell table:style-name="Tabla4.A2" office:value-type="string">
            <text:p text:style-name="Code">D31L</text:p>
          </table:table-cell>
          <table:table-cell table:style-name="Tabla4.A2" office:value-type="string">
            <text:p text:style-name="Code">D31M</text:p>
          </table:table-cell>
          <table:table-cell table:style-name="Tabla4.L2" office:value-type="string">
            <text:p text:style-name="Code">D31H</text:p>
          </table:table-cell>
        </table:table-row>
        <table:table-row>
          <table:table-cell table:style-name="Tabla4.A2" office:value-type="string">
            <text:p text:style-name="P16">A01E</text:p>
          </table:table-cell>
          <table:table-cell table:style-name="Tabla4.A2" office:value-type="string">
            <text:p text:style-name="P16">A01F</text:p>
          </table:table-cell>
          <table:table-cell table:style-name="Tabla4.A2" office:value-type="string">
            <text:p text:style-name="P16">A020</text:p>
          </table:table-cell>
          <table:table-cell table:style-name="Tabla4.A2" office:value-type="string">
            <text:p text:style-name="P16">A021</text:p>
          </table:table-cell>
          <table:table-cell table:style-name="Tabla4.A2" office:value-type="string">
            <text:p text:style-name="P16">A022</text:p>
          </table:table-cell>
          <table:table-cell table:style-name="Tabla4.A2" office:value-type="string">
            <text:p text:style-name="P16">A023</text:p>
          </table:table-cell>
          <table:table-cell table:style-name="Tabla4.A2" office:value-type="string">
            <text:p text:style-name="P16">A024</text:p>
          </table:table-cell>
          <table:table-cell table:style-name="Tabla4.A2" office:value-type="string">
            <text:p text:style-name="P16">A025</text:p>
          </table:table-cell>
          <table:table-cell table:style-name="Tabla4.A2" office:value-type="string">
            <text:p text:style-name="P16">A026</text:p>
          </table:table-cell>
          <table:table-cell table:style-name="Tabla4.A2" office:value-type="string">
            <text:p text:style-name="P16">A027</text:p>
          </table:table-cell>
          <table:table-cell table:style-name="Tabla4.A2" office:value-type="string">
            <text:p text:style-name="P16">A028</text:p>
          </table:table-cell>
          <table:table-cell table:style-name="Tabla4.L2" office:value-type="string">
            <text:p text:style-name="P16">A029</text:p>
          </table:table-cell>
        </table:table-row>
        <table:table-row>
          <table:table-cell table:style-name="Tabla4.A2" office:value-type="string">
            <text:p text:style-name="Code">D02L</text:p>
          </table:table-cell>
          <table:table-cell table:style-name="Tabla4.A2" office:value-type="string">
            <text:p text:style-name="Code">D02M</text:p>
          </table:table-cell>
          <table:table-cell table:style-name="Tabla4.A2" office:value-type="string">
            <text:p text:style-name="Code">D02H</text:p>
          </table:table-cell>
          <table:table-cell table:style-name="Tabla4.A2" office:value-type="string">
            <text:p text:style-name="Code">D12L</text:p>
          </table:table-cell>
          <table:table-cell table:style-name="Tabla4.A2" office:value-type="string">
            <text:p text:style-name="Code">D12M</text:p>
          </table:table-cell>
          <table:table-cell table:style-name="Tabla4.A2" office:value-type="string">
            <text:p text:style-name="Code">D12H</text:p>
          </table:table-cell>
          <table:table-cell table:style-name="Tabla4.A2" office:value-type="string">
            <text:p text:style-name="Code">D22L</text:p>
          </table:table-cell>
          <table:table-cell table:style-name="Tabla4.A2" office:value-type="string">
            <text:p text:style-name="Code">D22M</text:p>
          </table:table-cell>
          <table:table-cell table:style-name="Tabla4.A2" office:value-type="string">
            <text:p text:style-name="Code">D22H</text:p>
          </table:table-cell>
          <table:table-cell table:style-name="Tabla4.A2" office:value-type="string">
            <text:p text:style-name="Code">D32L</text:p>
          </table:table-cell>
          <table:table-cell table:style-name="Tabla4.A2" office:value-type="string">
            <text:p text:style-name="Code">D32M</text:p>
          </table:table-cell>
          <table:table-cell table:style-name="Tabla4.L2" office:value-type="string">
            <text:p text:style-name="Code">D32H</text:p>
          </table:table-cell>
        </table:table-row>
        <table:table-row>
          <table:table-cell table:style-name="Tabla4.A2" office:value-type="string">
            <text:p text:style-name="P16">A02A</text:p>
          </table:table-cell>
          <table:table-cell table:style-name="Tabla4.A2" office:value-type="string">
            <text:p text:style-name="P16">A02B</text:p>
          </table:table-cell>
          <table:table-cell table:style-name="Tabla4.A2" office:value-type="string">
            <text:p text:style-name="P16">A02C</text:p>
          </table:table-cell>
          <table:table-cell table:style-name="Tabla4.A2" office:value-type="string">
            <text:p text:style-name="P16">A02D</text:p>
          </table:table-cell>
          <table:table-cell table:style-name="Tabla4.A2" office:value-type="string">
            <text:p text:style-name="P16">A02E</text:p>
          </table:table-cell>
          <table:table-cell table:style-name="Tabla4.A2" office:value-type="string">
            <text:p text:style-name="P16">A02F</text:p>
          </table:table-cell>
          <table:table-cell table:style-name="Tabla4.A2" office:value-type="string">
            <text:p text:style-name="P16">A030</text:p>
          </table:table-cell>
          <table:table-cell table:style-name="Tabla4.A2" office:value-type="string">
            <text:p text:style-name="P16">A031</text:p>
          </table:table-cell>
          <table:table-cell table:style-name="Tabla4.A2" office:value-type="string">
            <text:p text:style-name="P16">A032</text:p>
          </table:table-cell>
          <table:table-cell table:style-name="Tabla4.A2" office:value-type="string">
            <text:p text:style-name="P16">A033</text:p>
          </table:table-cell>
          <table:table-cell table:style-name="Tabla4.A2" office:value-type="string">
            <text:p text:style-name="P16">A034</text:p>
          </table:table-cell>
          <table:table-cell table:style-name="Tabla4.L2" office:value-type="string">
            <text:p text:style-name="P16">A035</text:p>
          </table:table-cell>
        </table:table-row>
        <table:table-row>
          <table:table-cell table:style-name="Tabla4.A2" office:value-type="string">
            <text:p text:style-name="Code">D03L</text:p>
          </table:table-cell>
          <table:table-cell table:style-name="Tabla4.A2" office:value-type="string">
            <text:p text:style-name="Code">D03M</text:p>
          </table:table-cell>
          <table:table-cell table:style-name="Tabla4.A2" office:value-type="string">
            <text:p text:style-name="Code">D03H</text:p>
          </table:table-cell>
          <table:table-cell table:style-name="Tabla4.A2" office:value-type="string">
            <text:p text:style-name="Code">D13L</text:p>
          </table:table-cell>
          <table:table-cell table:style-name="Tabla4.A2" office:value-type="string">
            <text:p text:style-name="Code">D13M</text:p>
          </table:table-cell>
          <table:table-cell table:style-name="Tabla4.A2" office:value-type="string">
            <text:p text:style-name="Code">D13H</text:p>
          </table:table-cell>
          <table:table-cell table:style-name="Tabla4.A2" office:value-type="string">
            <text:p text:style-name="Code">D23L</text:p>
          </table:table-cell>
          <table:table-cell table:style-name="Tabla4.A2" office:value-type="string">
            <text:p text:style-name="Code">D23M</text:p>
          </table:table-cell>
          <table:table-cell table:style-name="Tabla4.A2" office:value-type="string">
            <text:p text:style-name="Code">D23H</text:p>
          </table:table-cell>
          <table:table-cell table:style-name="Tabla4.A2" office:value-type="string">
            <text:p text:style-name="Code">D33L</text:p>
          </table:table-cell>
          <table:table-cell table:style-name="Tabla4.A2" office:value-type="string">
            <text:p text:style-name="Code">D33M</text:p>
          </table:table-cell>
          <table:table-cell table:style-name="Tabla4.L2" office:value-type="string">
            <text:p text:style-name="Code">D33H</text:p>
          </table:table-cell>
        </table:table-row>
      </table:table>
      <text:p text:style-name="P1">This values are used for the contrast and dithering effects in the following way for each pixel at position (X,Y):</text:p>
      <text:list xml:id="list7246143939145277496" text:style-name="L2">
        <text:list-item>
          <text:p text:style-name="P27"><text:span text:style-name="T1">The sensor outputs an analog value. This value is compared to the corresponding group of 3 values of the matrix probably using 3 DACs and 3 </text:span>c<text:span text:style-name="T1">omparators (clock timings doesn't affect the result when converting from analog to digital, most ADCs would be affected).</text:span></text:p>
        </text:list-item>
        <text:list-item>
          <text:p text:style-name="P27">T<text:span text:style-name="T1">his value is compared to the corresponding group of 3 values of the matrix. To know what group of 3 values to use do (X mod 4) and (Y mod 4).</text:span></text:p>
        </text:list-item>
        <text:list-item>
          <text:p text:style-name="P27">T<text:span text:style-name="T1">he controller performs the following operations:</text:span></text:p>
        </text:list-item>
      </text:list>
      <text:p text:style-name="P17"><text:tab/><text:tab/>if ( sensor_value &lt; DxyL ) gb_shade = black;</text:p>
      <text:p text:style-name="P17"><text:tab/><text:tab/>else if ( sensor_value &lt; DxyM ) gb_shade = dark_gray;</text:p>
      <text:p text:style-name="P17"><text:tab/><text:tab/>else if ( sensor_value &lt; DxyH ) gb_shade = light_gray;</text:p>
      <text:p text:style-name="P17"><text:tab/><text:tab/>else gb_shade = white;</text:p>
      <text:p text:style-name="P17"/>
      <text:p text:style-name="P1">This means that the <text:span text:style-name="T7">minimum</text:span> value to show a different color than white is 01h. A value of 00h in the 3 values will always show a white screen. A value of FFh in the 3 bytes will always allow some white pixels in a black background.</text:p>
      <text:p text:style-name="P1">If two values are the same, the second comparison will be ignored. If the values are reversed (the higher bytes have lower values) that values are ignored. The previous comparisons explain that kind of <text:span text:style-name="T7">behaviors.</text:span></text:p>
      <text:p text:style-name="P2">To disable dithering all groups of 3 values must be the same. Dithering is obtained by doing small variations in the values of each one of the 4<text:span text:style-name="T5">×</text:span>4 groups.</text:p>
      <text:p text:style-name="P1">The digital-to-analog conversion is not linear in the sense that a signal of 0V doesn't correspond to a digital value of 00h, it's affine: A value of 00h is around 0.8V and a value of FFh is around 4.1V. Note that the sensor has a 5.0V supply. That means that the value range is aproximately 3.3V, but it can't be reached by the sensor output. The sensor can only output from aproximately 0.9V to 4.0V (by modifying Vref and other configuration values). The previous limits have been determined by extrapolating, since the values are completely linear (if the offset at 00h is ignored).</text:p>
      <text:p text:style-name="P1">According to the sensor datasheet the output voltage range is 2.0V peak to peak (102 in digital). The actual range seems to be up to 3.15V depending on the register configurations. That's the range of values that the controller has to convert into 4 Game Boy grey shades.</text:p>
      <text:h text:style-name="Heading_20_2" text:outline-level="2"><text:soft-page-break/>Game Boy Camera timings</text:h>
      <text:p text:style-name="P7">The capture process is started when the A000 register of the Game Boy Camera cartridge is written any value with bit 0 set to '1'.</text:p>
      <text:p text:style-name="P7">The Game Boy Camera cartridge is one of the few cartridges that use the PHI signal (clock from the GB). That signal is a 1MHz clock (1048576 Hz). The M64282FP chip needs a clock input too, which is half the frequency of the PHI pin (0.5 MHz, 524288Hz). The reason for that is that the sensor chip sometimes handles the signals on the rising edge of the clock but other times on the falling edge. NOTE: This means that the GB Camera shouldn't be used in GBC double speed mode!</text:p>
      <text:p text:style-name="P7">The time needed to capture and process an image depends on the exposure time and the value of the N bit of the register 1 of the M64282FP chip.</text:p>
      <text:p text:style-name="P7">In GAME BOY CYCLES (1MHz):</text:p>
      <text:p text:style-name="Code"><text:tab/><text:tab/>N_bit <text:s text:c="3"/>= ([A001] &amp; BIT(7)) ? 0 : 512</text:p>
      <text:p text:style-name="Code"><text:tab/><text:tab/>exposure = ([A002]&lt;&lt;8) | [A003]</text:p>
      <text:p text:style-name="Code"/>
      <text:p text:style-name="Code"><text:tab/><text:tab/>CYCLES <text:s text:c="2"/>= 32446 + N_bit + 16 * exposure</text:p>
      <text:p text:style-name="Code"/>
      <text:p text:style-name="P7">Divide that values by 2 to get the sensor clocks.</text:p>
      <text:h text:style-name="Heading_20_3" text:outline-level="3">Capture process timings</text:h>
      <text:p text:style-name="P7">The next values are in sensor clocks. Multiply by 2 to get Game Boy cycles.</text:p>
      <text:p text:style-name="Code"><text:tab/><text:tab/>- Reset pulse.</text:p>
      <text:p text:style-name="Code"><text:tab/><text:tab/>- Configure sensor registers. <text:s text:c="4"/>(11 x 8 CLKs)</text:p>
      <text:p text:style-name="Code"><text:tab/><text:tab/>- Wait <text:s text:c="33"/>(1 CLK)</text:p>
      <text:p text:style-name="Code"><text:tab/><text:tab/>- Start pulse <text:s text:c="26"/>(1 CLK)</text:p>
      <text:p text:style-name="Code"><text:tab/><text:tab/>- Exposure time <text:s text:c="6"/>(exposure_steps x 8 CLKs)</text:p>
      <text:p text:style-name="Code"><text:tab/><text:tab/>- Wait <text:s text:c="32"/>(2 CLKs)</text:p>
      <text:p text:style-name="Code"><text:tab/><text:tab/>- Read start</text:p>
      <text:p text:style-name="Code"><text:tab/><text:tab/>- Read period <text:s text:c="7"/>(N=1 ? 16128 : 16384 CLKs)</text:p>
      <text:p text:style-name="Code"><text:tab/><text:tab/>- Read end</text:p>
      <text:p text:style-name="Code"><text:tab/><text:tab/>- Wait <text:s text:c="32"/>(3 CLKs)</text:p>
      <text:p text:style-name="Code"><text:tab/><text:tab/>- Reset pulse to stop the sensor</text:p>
      <text:p text:style-name="Code"/>
      <text:p text:style-name="Code"><text:tab/><text:tab/>88 + 1 + 1 + 2 + 16128 + 3 = 16223</text:p>
      <text:p text:style-name="Code"/>
      <text:p text:style-name="Code"><text:tab/><text:tab/>CLKs = 16223 + ( N_bit ? 0 : 256 ) + 8 * exposure</text:p>
      <text:p text:style-name="P7"/>
      <text:p text:style-name="P7">Obviously, that's the previous result divided by 2.</text:p>
      <text:p text:style-name="P7">During the read process every pixel is written when it is read from the sensor. If the read process is stopped (by shutting the GB down, for example) the RAM will have the contents of the current picture until the read was stopped, from there it will have the data from the image captured before that one.</text:p>
      <text:p text:style-name="P7"/>
      <text:p text:style-name="P7">The sensor transfers 128<text:span text:style-name="T6">×</text:span>128 pixels, but the upper and lower rows are corrupted. With N=1, the 5 first rows are darker than the rest of the image. The last 6 rows only contain garbage, and the previous row is also darker than the rest of the image.</text:p>
      <text:p text:style-name="P7"><text:soft-page-break/>The Game Boy Camera controller only uses the medium rows of the sensor image. This means that it ignores the first 8 rows and the last 8 rows.</text:p>
      <text:p text:style-name="P7">The clock signal during read period must be the same as the one used during the exposure time. If the clock during the read period is too slow the sensor will continue increasing the charge values of each pixel so the image will appear to be taken with a higher exposure time. The brightness doesn't seem to increase always, there seems to be some kind of limit.</text:p>
      <text:h text:style-name="Heading_20_1" text:outline-level="1"><text:span text:style-name="T8">The Game Boy Camera sensor (</text:span>M64282FP<text:span text:style-name="T8">)</text:span></text:h>
      <text:p text:style-name="P8">The M64282FP does some processing to the captured image. First it performs an edge control, then it does gain control and last it does level control. The resulting analog value is the one that can be read in Vout pin.</text:p>
      <text:h text:style-name="Heading_20_2" text:outline-level="2">The <text:s/>M64282FP registers</text:h>
      <text:h text:style-name="Heading_20_3" text:outline-level="3">Register 1</text:h>
      <text:p text:style-name="P8"/>
      <text:p text:style-name="P8"><text:s text:c="2"/>Symbol <text:s text:c="2"/>Bits <text:s text:c="2"/>Operation</text:p>
      <text:p text:style-name="P8"><text:s text:c="4"/>N <text:s text:c="7"/>7 <text:s text:c="3"/>Exclusively set vertical edge enhancement mode.</text:p>
      <text:p text:style-name="P8"><text:s text:c="4"/>VH <text:s text:c="5"/>5,6 <text:s text:c="2"/>Select vertical - horizontal edge operation mode.</text:p>
      <text:p text:style-name="P8"><text:s text:c="4"/>G <text:s text:c="6"/>0-4 <text:s text:c="2"/>Analog output gain.</text:p>
      <text:p text:style-name="P8"/>
      <text:p text:style-name="P8"/>
      <text:p text:style-name="P8"/>
      <text:p text:style-name="P8">Values written at boot: 00, 0A, 20, 24, 28, E4, E8.</text:p>
      <text:p text:style-name="P8">When shooting the values change based on how much light there is: 0A, E4, E8.</text:p>
      <text:p text:style-name="P8"/>
      <text:p text:style-name="P8"/>
      <text:p text:style-name="P8"/>
      <text:p text:style-name="P8"/>
      <text:p text:style-name="P8"/>
      <text:p text:style-name="P8"/>
      <text:p text:style-name="P8"/>
      <text:p text:style-name="P8"/>
      <text:h text:style-name="Heading_20_3" text:outline-level="3"><text:soft-page-break/>Registers 2 and 3</text:h>
      <text:p text:style-name="P8">They contain the exposure time (16 bit unsigned value). According to the M64282FP datasheet each step is 16 us. In the GB it needs 16 PHI clocks for every step.</text:p>
      <text:p text:style-name="P14"><text:span text:style-name="T8">u16 </text:span>exposure_steps = ([Reg2]&lt;&lt;8) | [Reg3]</text:p>
      <text:p text:style-name="P14"/>
      <text:p text:style-name="P14">Step time = 1 / 1048576 Hz * 16 = 0,954 us * 16 = 15,259 us.</text:p>
      <text:p text:style-name="P8"/>
      <text:h text:style-name="Heading_20_3" text:outline-level="3">Registers 4, 5 and 6</text:h>
      <text:p text:style-name="P8">They are used by the 1-D processing kernel. They can't be set to any value from the GB Camera cartridge, only to 3 defined sets of values.</text:p>
      <table:table table:name="Tabla5" table:style-name="Tabla5">
        <table:table-column table:style-name="Tabla5.A"/>
        <table:table-column table:style-name="Tabla5.B" table:number-columns-repeated="3"/>
        <table:table-column table:style-name="Tabla5.E"/>
        <table:table-row>
          <table:table-cell table:style-name="Tabla5.A1" office:value-type="string">
            <text:p text:style-name="P15">[A000] </text:p>
          </table:table-cell>
          <table:table-cell table:style-name="Tabla5.A1" office:value-type="string">
            <text:p text:style-name="P15">[4]</text:p>
          </table:table-cell>
          <table:table-cell table:style-name="Tabla5.A1" office:value-type="string">
            <text:p text:style-name="P15">[5]</text:p>
          </table:table-cell>
          <table:table-cell table:style-name="Tabla5.A1" office:value-type="string">
            <text:p text:style-name="P15">[6]</text:p>
          </table:table-cell>
          <table:table-cell table:style-name="Tabla5.E1" office:value-type="string">
            <text:p text:style-name="P18">[4]=P [5]=M [6]=X</text:p>
          </table:table-cell>
        </table:table-row>
        <table:table-row>
          <table:table-cell table:style-name="Tabla5.A2" office:value-type="string">
            <text:p text:style-name="P15">1(001)</text:p>
          </table:table-cell>
          <table:table-cell table:style-name="Tabla5.A2" office:value-type="string">
            <text:p text:style-name="P15">00h</text:p>
          </table:table-cell>
          <table:table-cell table:style-name="Tabla5.A2" office:value-type="string">
            <text:p text:style-name="P15">01h</text:p>
          </table:table-cell>
          <table:table-cell table:style-name="Tabla5.A2" office:value-type="string">
            <text:p text:style-name="P15">01h</text:p>
          </table:table-cell>
          <table:table-cell table:style-name="Tabla5.E2" office:value-type="string">
            <text:p text:style-name="P18">Negative</text:p>
          </table:table-cell>
        </table:table-row>
        <table:table-row>
          <table:table-cell table:style-name="Tabla5.A2" office:value-type="string">
            <text:p text:style-name="P15">3(011)</text:p>
          </table:table-cell>
          <table:table-cell table:style-name="Tabla5.A2" office:value-type="string">
            <text:p text:style-name="P15">01h</text:p>
          </table:table-cell>
          <table:table-cell table:style-name="Tabla5.A2" office:value-type="string">
            <text:p text:style-name="P15">00h</text:p>
          </table:table-cell>
          <table:table-cell table:style-name="Tabla5.A2" office:value-type="string">
            <text:p text:style-name="P15">01h</text:p>
          </table:table-cell>
          <table:table-cell table:style-name="Tabla5.E2" office:value-type="string">
            <text:p text:style-name="P18">Positive. This is <text:span text:style-name="T7">what the </text:span>GB Camera ROM uses.</text:p>
          </table:table-cell>
        </table:table-row>
        <table:table-row>
          <table:table-cell table:style-name="Tabla5.A2" office:value-type="string">
            <text:p text:style-name="P15">5(101)</text:p>
          </table:table-cell>
          <table:table-cell table:style-name="Tabla5.A2" office:value-type="string">
            <text:p text:style-name="P15">01h</text:p>
          </table:table-cell>
          <table:table-cell table:style-name="Tabla5.A2" office:value-type="string">
            <text:p text:style-name="P15">02h</text:p>
          </table:table-cell>
          <table:table-cell table:style-name="Tabla5.A2" office:value-type="string">
            <text:p text:style-name="P15">01h</text:p>
          </table:table-cell>
          <table:table-cell table:style-name="Tabla5.E2" office:value-type="string">
            <text:p text:style-name="P18">Used for edge detection</text:p>
          </table:table-cell>
        </table:table-row>
        <table:table-row>
          <table:table-cell table:style-name="Tabla5.A2" office:value-type="string">
            <text:p text:style-name="P15">7(111)</text:p>
          </table:table-cell>
          <table:table-cell table:style-name="Tabla5.A2" office:value-type="string">
            <text:p text:style-name="P15">01h</text:p>
          </table:table-cell>
          <table:table-cell table:style-name="Tabla5.A2" office:value-type="string">
            <text:p text:style-name="P15">02h</text:p>
          </table:table-cell>
          <table:table-cell table:style-name="Tabla5.A2" office:value-type="string">
            <text:p text:style-name="P15">01h</text:p>
          </table:table-cell>
          <table:table-cell table:style-name="Tabla5.E2" office:value-type="string">
            <text:p text:style-name="P18">Used for edge detection</text:p>
          </table:table-cell>
        </table:table-row>
      </table:table>
      <text:p text:style-name="P8">The value of X must be fixed to 01h according to the datasheet.</text:p>
      <text:p text:style-name="P8"/>
      <text:p text:style-name="P8">The meaning of this registers is:</text:p>
      <text:p text:style-name="P8"/>
      <text:p text:style-name="P8"/>
      <text:p text:style-name="P8"/>
      <text:p text:style-name="P8"/>
      <text:p text:style-name="P8"/>
      <text:h text:style-name="Heading_20_3" text:outline-level="3">Register 7</text:h>
      <text:p text:style-name="P8"/>
      <text:p text:style-name="P8"><text:s text:c="4"/>At boot is written (in hex):</text:p>
      <text:p text:style-name="P8"/>
      <text:p text:style-name="P8"><text:s text:c="10"/>05</text:p>
      <text:p text:style-name="P8"><text:s text:c="10"/>01 02</text:p>
      <text:p text:style-name="P8"><text:s text:c="10"/>03 04 05 06 07</text:p>
      <text:p text:style-name="P8"><text:s text:c="10"/>03 04 05 06 07</text:p>
      <text:p text:style-name="P8"><text:s text:c="10"/>23 24 25 26 27</text:p>
      <text:p text:style-name="P8"><text:s text:c="10"/>23 24 25 26 27</text:p>
      <text:p text:style-name="P8"><text:soft-page-break/><text:s text:c="10"/>23 24 25 26 27</text:p>
      <text:p text:style-name="P8"><text:s text:c="10"/>03 04 05 06 07</text:p>
      <text:p text:style-name="P8"><text:s text:c="10"/>05</text:p>
      <text:p text:style-name="P8"><text:s text:c="10"/>08 09 0A 0B 0C 0D 0E 0F</text:p>
      <text:p text:style-name="P8"><text:s text:c="10"/>07 - and stays like that forever (sometimes writes 07 again?)</text:p>
      <text:p text:style-name="P8"/>
      <text:p text:style-name="P8"><text:s text:c="4"/>This corresponds to this register of M64282FP:</text:p>
      <text:p text:style-name="P8"/>
      <text:p text:style-name="P8"><text:s text:c="9"/>No. Address <text:s text:c="2"/>7 <text:s text:c="2"/>6 <text:s text:c="2"/>5 <text:s text:c="2"/>4 <text:s text:c="2"/>3 <text:s text:c="2"/>2 <text:s text:c="2"/>1 <text:s text:c="2"/>0</text:p>
      <text:p text:style-name="P8"><text:s text:c="9"/>7 <text:s text:c="2"/>111 <text:s text:c="5"/>E3 <text:s/>E2 <text:s/>E1 <text:s/>E0 <text:s text:c="2"/>I <text:s/>V2 <text:s/>V1 <text:s/>V0</text:p>
      <text:p text:style-name="P8"/>
      <text:p text:style-name="P8"><text:s text:c="9"/>Symbol <text:s text:c="2"/>Bit Assignment <text:s/>Operation</text:p>
      <text:p text:style-name="P8"><text:s text:c="9"/>E <text:s text:c="7"/>4 bits <text:s text:c="9"/>Edge enhancement ratio</text:p>
      <text:p text:style-name="P8"><text:s text:c="9"/>I <text:s text:c="7"/>1 bit <text:s text:c="10"/>Select inverted/non-inverted output</text:p>
      <text:p text:style-name="P8"><text:s text:c="9"/>V <text:s text:c="7"/>3 bits <text:s text:c="9"/>Output node bias voltage (Vref)</text:p>
      <text:p text:style-name="P8"/>
      <text:p text:style-name="P8"><text:s text:c="4"/>At the end:</text:p>
      <text:p text:style-name="P8"/>
      <text:p text:style-name="P8"><text:s text:c="8"/>E = 0000 - Edge Enhancement Ratio (alpha) = 50% in edge enhancement mode (normal image sensing operation).</text:p>
      <text:p text:style-name="P8"><text:s text:c="19"/>100 % means the same level as the P signal, which is the signal of the central pixel in the</text:p>
      <text:p text:style-name="P8"><text:s text:c="19"/>3x3 processing kernel. Changed during boot for calibrating?</text:p>
      <text:p text:style-name="P8"><text:s text:c="8"/>I = 0 <text:s text:c="3"/>- Normal (non-inverted) output. Changed during boot for calibrating?</text:p>
      <text:p text:style-name="P8"><text:s text:c="8"/>V = 111 <text:s/>- Output node voltage Vref = 3.5 V. Changed during boot for calibrating?</text:p>
      <text:p text:style-name="P8"/>
      <text:p text:style-name="P8"/>
      <text:h text:style-name="Heading_20_3" text:outline-level="3">Register 0</text:h>
      <text:p text:style-name="P8"/>
      <text:p text:style-name="P8"><text:s text:c="4"/>At boot is written (in hex):</text:p>
      <text:p text:style-name="P8"/>
      <text:p text:style-name="P8"><text:soft-page-break/><text:s text:c="10"/>80</text:p>
      <text:p text:style-name="P8"><text:s text:c="10"/>BF A0 B0 B8 BC BE BF BF</text:p>
      <text:p text:style-name="P8"><text:s text:c="10"/>3F</text:p>
      <text:p text:style-name="P8"><text:s text:c="10"/>BF A0 B0 B8 BC BE BF BF</text:p>
      <text:p text:style-name="P8"><text:s text:c="10"/>BF A0 B0 B8 BC BE BF BF</text:p>
      <text:p text:style-name="P8"><text:s text:c="10"/>BF A0 B0 B8 BC BE BF BF</text:p>
      <text:p text:style-name="P8"><text:s text:c="10"/>BF A0 B0 B8 BC BE BF BF</text:p>
      <text:p text:style-name="P8"><text:s text:c="10"/>BF A0 B0 B8 BC BE BF BF</text:p>
      <text:p text:style-name="P8"><text:s text:c="10"/>80</text:p>
      <text:p text:style-name="P8"><text:s text:c="10"/>BF A0 B0 B8 BC BE BF BF</text:p>
      <text:p text:style-name="P8"><text:s text:c="10"/>3F</text:p>
      <text:p text:style-name="P8"><text:s text:c="10"/>BF -- and stays like that forever (sometimes writes BF again?)</text:p>
      <text:p text:style-name="P8"/>
      <text:p text:style-name="P8"><text:s text:c="4"/>This corresponds to this register of M64282FP:</text:p>
      <text:p text:style-name="P8"/>
      <text:p text:style-name="P8"><text:s text:c="10"/>No. Address <text:s text:c="2"/>7 <text:s text:c="2"/>6 <text:s text:c="2"/>5 <text:s text:c="2"/>4 <text:s text:c="2"/>3 <text:s text:c="2"/>2 <text:s text:c="2"/>1 <text:s text:c="2"/>0</text:p>
      <text:p text:style-name="P8"><text:s text:c="10"/>0 <text:s text:c="2"/>000 <text:s text:c="5"/>Z1 <text:s/>Z0 <text:s/>O5 <text:s/>O4 <text:s/>O3 <text:s/>O2 <text:s/>O1 <text:s/>O0</text:p>
      <text:p text:style-name="P8"/>
      <text:p text:style-name="P8"><text:s text:c="10"/>Symbol <text:s text:c="2"/>Bit Assignment <text:s/>Operation</text:p>
      <text:p text:style-name="P8"><text:s text:c="10"/>Z <text:s text:c="7"/>2 bits <text:s text:c="9"/>Zero point calibration ( Set the dark level output signal to Vref )</text:p>
      <text:p text:style-name="P8"><text:s text:c="10"/>O <text:s text:c="7"/>6 bits <text:s text:c="9"/>Output reference voltage ( In both plus and minus direction )</text:p>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h text:style-name="Heading_20_2" text:outline-level="2">M64282FP image processing</text:h>
      <text:p text:style-name="P8"/>
      <text:p text:style-name="P8"/>
      <text:p text:style-name="P8"/>
      <text:p text:style-name="P8">Z = '11' is the same as Z = '00'</text:p>
      <text:p text:style-name="P8"/>
      <text:p text:style-name="P8"/>
      <text:p text:style-name="P8">GAMMA?</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
      <text:p text:style-name="P10">Registers 6..35h</text:p>
      <text:p text:style-name="P9"/>
      <text:p text:style-name="P9"/>
      <text:p text:style-name="P9"><text:s text:c="43"/>Max Light <text:s text:c="13"/>Min Light</text:p>
      <text:p text:style-name="P9"><text:s text:c="4"/>For example (normal mode, high light): 00112233445566778899AABBCCDDEEFF (input color range 0 - 255)</text:p>
      <text:p text:style-name="P9"><text:s text:c="4"/>- Min. contrast (0): 80 8F D0 -&gt; <text:s text:c="6"/>00000000000000001122222222233333 (output gb palete 0-3)</text:p>
      <text:p text:style-name="P9"><text:soft-page-break/><text:s text:c="4"/>- Med. contrast (7): 89 92 A2 -&gt; <text:s text:c="6"/>00000000000000000122333333333333</text:p>
      <text:p text:style-name="P9"><text:s text:c="4"/>- Max. contrast (F): 92 92 92 -&gt; <text:s text:c="6"/>00000000000000000033333333333333</text:p>
      <text:p text:style-name="P9"><text:s text:c="43"/>Black <text:s text:c="21"/>White</text:p>
      <text:p text:style-name="P9"/>
      <text:p text:style-name="P9"><text:s text:c="4"/>Emulating this would require to emulate the hardware even to know the actual values returned by</text:p>
      <text:p text:style-name="P9"><text:s text:c="4"/>the sensor... Are the input values linear or...?</text:p>
      <text:p text:style-name="P9"/>
      <text:p text:style-name="P9"/>
      <text:p text:style-name="P9"><text:s text:c="4"/><text:span text:style-name="T9">Normal mode</text:span></text:p>
      <text:p text:style-name="P9"><text:s text:c="4"/></text:p>
      <text:p text:style-name="P9"/>
      <text:p text:style-name="P9"><text:s text:c="4"/>First 3 values of dithering mode, repeated 48/3 = 16 times</text:p>
      <text:p text:style-name="P9"/>
      <text:p text:style-name="P9"><text:s text:c="4"/><text:span text:style-name="T9">Dithering mode</text:span></text:p>
      <text:p text:style-name="P9"><text:s text:c="4"/></text:p>
      <text:p text:style-name="P9"/>
      <text:p text:style-name="P9"><text:s text:c="4"/>High light</text:p>
      <text:p text:style-name="P9"/>
      <text:p text:style-name="P9">Reg <text:s/>6 <text:s/>7 <text:s/>8 <text:s/>9 <text:s/>A <text:s/>B <text:s/>C <text:s/>D <text:s/>E <text:s/>F 10 11 12 13 14 15 16 17 18 19 1A 1B 1C 1D 1E 1F 20 21 22 23 24 25 26 27 28 29 2A 2B 2C 2D 2E 2F 30 31 32 33 34 35</text:p>
      <text:p text:style-name="P9"><text:s text:c="4"/>Min contrast</text:p>
      <text:p text:style-name="P9"><text:s text:c="4"/>80 8F D0 8B BF E0 82 9B D4 8E CB E4 87 AF DB 83 9F D5 8A BB DF 86 AB D9 81 97 D2 8D C7 E3 80 93 D1 8C C3 E1 89 B7 DD 85 A7 D8 88 B3 DC 84 A3 D6</text:p>
      <text:p text:style-name="P9"><text:s text:c="4"/>82 90 C8 8C BA DC 84 9A CD 8F C4 E1 89 AC D5 85 9E CE 8B B6 DA 88 A8 D3 83 97 CB 8E C1 DF 82 93 C9 8D BD DD 8A B3 D8 87 A5 D2 89 AF D7 86 A1 D0</text:p>
      <text:p text:style-name="P9"><text:s text:c="4"/>84 90 C0 8D B4 D8 86 99 C6 8F BD DE 8A A8 D0 87 9C C8 8C B1 D6 89 A5 CE 85 96 C4 8E BA DC 84 93 C2 8D B7 DA 8B AE D4 88 A2 CC 8A AB D2 87 9F CA</text:p>
      <text:p text:style-name="P9"><text:s text:c="4"/>85 91 B8 8E AE D3 87 98 BE 90 B5 DA 8B A4 CA 88 9A C1 8D AB D1 8A A2 C8 86 95 BC 8F B3 D8 85 93 BA 8E B0 D6 8C A9 CF 89 9F C5 8B A6 CC 88 9D C3</text:p>
      <text:p text:style-name="P9"><text:s text:c="4"/>86 91 B1 8E A9 D0 88 97 B8 90 AF D8 8B A1 C6 88 99 BB 8D A7 CD 8A 9F C3 87 95 B6 8F AD D5 86 93 B3 8E AB D3 8C A5 CB 8A 9D C0 8C A3 C8 89 9B BE</text:p>
      <text:p text:style-name="P9"><text:s text:c="4"/>87 92 AA 8F A4 CC 89 96 B2 91 A8 D5 8C 9E C1 89 98 B5 8E A2 C9 8B 9C BE 88 95 AF <text:soft-page-break/>90 A7 D2 87 93 AC 8F A5 CF 8D A1 C6 8B 9B BB 8D 9F C3 8A 99 B8</text:p>
      <text:p text:style-name="P9"><text:s text:c="4"/>88 92 A5 8F A0 C9 89 95 AE 91 A3 D2 8D 9B BD 8A 96 B1 8E 9F C6 8C 9A BA 89 94 AB 90 A2 CF 88 93 A8 90 A1 CC 8E 9D C3 8B 99 B7 8D 9C C0 8B 97 B4</text:p>
      <text:p text:style-name="P9"><text:s text:c="4"/>89 92 A2 8F 9E C6 8A 95 AB 91 A1 CF 8D 9A BA 8B 96 AE 8F 9D C3 8C 99 B7 8A 94 A8 90 A0 CC 89 93 A5 90 9F C9 8E 9C C0 8C 98 B4 8E 9B BD 8B 97 B1</text:p>
      <text:p text:style-name="P9"><text:s text:c="4"/>8A 92 A1 90 9D BE 8B 94 A8 91 A0 C5 8E 99 B4 8C 95 AA 8F 9C BB 8D 98 B2 8B 93 A5 91 9F C3 8A 92 A3 90 9E C0 8F 9B B9 8D 97 AF 8E 9A B6 8C 96 AD</text:p>
      <text:p text:style-name="P9"><text:s text:c="4"/>8B 92 A0 90 9C B6 8C 94 A5 91 9F BC 8E 99 AF 8C 95 A7 8F 9B B4 8E 98 AD 8B 93 A3 91 9E BA 8B 92 A1 90 9D B8 8F 9A B2 8D 97 AB 8E 99 B0 8D 96 A9</text:p>
      <text:p text:style-name="P9"><text:s text:c="4"/>8C 92 9E 90 9B AE 8D 94 A2 91 9D B2 8F 98 A9 8D 95 A3 90 9A AD 8E 97 A7 8C 93 A0 91 9C B1 8C 92 9F 90 9B AF 8F 99 AB 8E 96 A6 8F 98 AA 8D 95 A4</text:p>
      <text:p text:style-name="P9"><text:s text:c="4"/>8D 92 9C 90 99 A8 8D 93 9F 91 9B AB 8F 97 A4 8E 94 A0 90 98 A7 8F 96 A3 8D 93 9E 91 9A AA 8D 92 9D 91 9A A9 90 98 A6 8E 95 A2 8F 97 A5 8E 95 A1</text:p>
      <text:p text:style-name="P9"><text:s text:c="4"/>8E 92 9B 91 98 A2 8E 93 9C 91 9A A4 90 96 A0 8F 94 9D 90 98 A1 8F 95 9F 8E 93 9C 91 99 A3 8E 92 9B 91 99 A3 90 97 A1 8F 95 9E 90 97 A0 8F 94 9E</text:p>
      <text:p text:style-name="P9"><text:s text:c="4"/>8F 92 99 91 97 9E 8F 93 9A 91 98 9F 90 95 9C 8F 93 9A 91 96 9D 90 95 9C 8F 92 99 91 98 9F 8F 92 99 91 97 9E 90 96 9D 90 94 9B 90 95 9C 8F 94 9B</text:p>
      <text:p text:style-name="P9"><text:s text:c="4"/>90 92 97 91 95 99 90 92 97 91 96 99 91 94 98 90 93 97 91 95 99 90 94 98 90 92 97 91 96 99 90 92 97 91 96 99 91 95 98 90 93 98 91 94 98 90 93 97</text:p>
      <text:p text:style-name="P9"><text:s text:c="4"/>92 92 92 92 92 92 92 92 92 92 92 92 92 92 92 92 92 92 92 92 92 92 92 92 92 92 92 92 92 92 92 92 92 92 92 92 92 92 92 92 92 92 92 92 92 92 92 92</text:p>
      <text:p text:style-name="P9"><text:s text:c="4"/>Max contrast</text:p>
      <text:p text:style-name="P9"/>
      <text:p text:style-name="P9"><text:s text:c="4"/>Low light</text:p>
      <text:p text:style-name="P9"/>
      <text:p text:style-name="P9">Reg <text:s/>6 <text:s/>7 <text:s/>8 <text:s/>9 <text:s/>A <text:s/>B <text:s/>C <text:s/>D <text:s/>E <text:s/>F 10 11 12 13 14 15 16 17 18 19 1A 1B 1C 1D 1E 1F 20 21 22 23 24 25 26 27 28 29 2A 2B 2C 2D 2E 2F 30 31 32 33 34 35</text:p>
      <text:p text:style-name="P9"><text:s text:c="4"/>Min contrast</text:p>
      <text:p text:style-name="P9"><text:s text:c="4"/>80 94 DC 8F CA F6 83 A1 E2 92 D7 FC 8A B8 ED 85 A6 E4 8D C5 F4 88 B3 EB 82 9D E0 91 D3 FA 81 98 DE 90 CE F8 8C C1 F1 87 AF E9 8B BC EF 86 AA E6</text:p>
      <text:p text:style-name="P9"><text:s text:c="4"/>82 95 D2 90 C2 F3 85 A0 DA 93 CE FC 8B B3 E8 86 A4 DD 8F BE F0 8A AF E5 84 9C D7 92 CA F9 83 98 D4 91 C6 F6 8D BB EE 89 AB E2 8C B7 EB 87 A8 E0</text:p>
      <text:p text:style-name="P9"><text:s text:c="4"/>84 96 CA 91 BD F1 87 9F D3 94 C6 FB 8D B0 E4 88 A3 D7 90 B9 EE 8B AC E1 86 9C D0 93 C3 F8 85 99 CD 92 C0 F5 8F B6 EB 8A A9 DD 8E B3 E7 89 A6 DA</text:p>
      <text:p text:style-name="P9"><text:s text:c="4"/>86 96 C4 92 B8 F0 89 9E CF 95 C1 FB 8E AD E1 8A A1 D2 91 B5 EC 8D AA DD 88 9B CB <text:soft-page-break/>94 BE F7 87 98 C7 93 BB F3 90 B2 E8 8C A7 DA 8F AF E5 8B A4 D6</text:p>
      <text:p text:style-name="P9"><text:s text:c="4"/>88 97 BE 93 B4 EE 8A 9E CA 96 BB FA 8F AA DE 8B A0 CE 92 B1 EA 8E A8 DA 89 9B C6 95 B9 F6 88 99 C2 94 B6 F2 91 AF E6 8D A5 D6 90 AC E2 8C A3 D2</text:p>
      <text:p text:style-name="P9"><text:s text:c="4"/>8A 97 B8 93 AF ED 8C 9D C5 96 B5 FA 90 A7 DB 8D 9F C9 92 AD E8 8F A5 D7 8B 9B C0 95 B3 F6 8A 99 BC 94 B1 F1 92 AB E4 8E A3 D2 91 A9 DF 8E A1 CE</text:p>
      <text:p text:style-name="P9"><text:s text:c="4"/>8B 98 B2 94 AB E4 8D 9C BE 97 B0 F0 91 A5 D3 8E 9E C2 93 A9 E0 90 A3 CF 8C 9B BA 96 AE EC 8B 99 B6 95 AD E8 93 A8 DB 8F A1 CB 92 A6 D7 8F A0 C6</text:p>
      <text:p text:style-name="P9"><text:s text:c="4"/>8C 98 AC 95 A7 DB 8E 9B B7 97 AA E7 92 A2 CB 8F 9D BB 94 A5 D7 91 A0 C7 8D 9A B3 96 A9 E3 8C 99 AF 95 A8 DF 93 A4 D3 90 9F C3 92 A3 CF 8F 9E BF</text:p>
      <text:p text:style-name="P9"><text:s text:c="4"/>8D 98 AA 95 A5 D0 8F 9B B3 97 A8 D9 92 A1 C3 8F 9C B6 94 A4 CD 91 9F C0 8E 9A B0 96 A7 D6 8D 99 AD 95 A6 D3 93 A3 C9 91 9E BD 93 A2 C6 90 9D B9</text:p>
      <text:p text:style-name="P9"><text:s text:c="4"/>8E 98 A8 95 A4 C6 8F 9B AF 97 A7 CD 93 A0 BC 90 9C B2 94 A3 C3 92 9F B9 8F 9A AD 96 A6 CB 8E 99 AA 96 A5 C8 94 A2 C1 91 9E B7 93 A1 BE 91 9D B4</text:p>
      <text:p text:style-name="P9"><text:s text:c="4"/>8F 98 A6 95 A2 BC 90 9A AB 97 A5 C2 93 9F B5 91 9B AD 95 A1 BA 92 9E B3 90 99 A9 96 A4 C0 8F 98 A7 96 A3 BE 94 A0 B8 92 9D B1 94 9F B6 91 9C AF</text:p>
      <text:p text:style-name="P9"><text:s text:c="4"/>90 98 A4 96 A1 B4 91 9A A8 97 A3 B8 94 9E AF 92 9B A9 95 A0 B3 93 9D AD 91 99 A6 97 A2 B7 90 98 A5 96 A1 B5 95 9F B1 93 9C AC 94 9E B0 92 9B AA</text:p>
      <text:p text:style-name="P9"><text:s text:c="4"/>92 98 A1 96 9E AD 93 99 A4 97 A0 B0 95 9C A9 93 9A A5 96 9E AC 94 9B A8 92 99 A3 97 9F AF 92 98 A2 96 9F AE 95 9D AB 94 9B A7 95 9D AA 93 9A A6</text:p>
      <text:p text:style-name="P9"><text:s text:c="4"/>94 98 9D 97 9B A5 94 98 9F 97 9C A7 96 9A A2 95 99 9F 96 9B A4 95 9A A1 94 98 9E 97 9C A6 94 98 9D 97 9C A5 96 9B A3 95 99 A1 96 9A A3 95 99 A0</text:p>
      <text:p text:style-name="P9"><text:s text:c="4"/>96 98 99 97 98 9E 96 98 9A 97 98 9F 97 98 9C 96 98 9A 97 98 9D 96 98 9C 96 98 99 97 98 9F 96 98 99 97 98 9E 97 98 9D 96 98 9B 97 98 9C 96 98 9B</text:p>
      <text:p text:style-name="P9"><text:s text:c="4"/>98 98 98 98 98 98 98 98 98 98 98 98 98 98 98 98 98 98 98 98 98 98 98 98 98 98 98 98 98 98 98 98 98 98 98 98 98 98 98 98 98 98 98 98 98 98 98 98</text:p>
      <text:p text:style-name="P9"><text:s text:c="4"/>Max contrast</text:p>
      <text:p text:style-name="P9"/>
      <text:p text:style-name="P9"/>
      <text:p text:style-name="P6">3x3 programmable 1-D filtering</text:p>
      <text:p text:style-name="P11"/>
      <text:p text:style-name="P9"><text:s text:c="7"/>+--+</text:p>
      <text:p text:style-name="P9"><text:s text:c="7"/>|MN|</text:p>
      <text:p text:style-name="P9"><text:s text:c="4"/>+--+--+--+</text:p>
      <text:p text:style-name="P9"><text:s text:c="4"/>|MW| P|ME| <text:s/>Out = P + [2P - (MW+ME)] * alpha <text:s text:c="8"/>-&gt; 1D horizontal edge enhancement</text:p>
      <text:p text:style-name="P9"><text:soft-page-break/><text:s text:c="4"/>+--+--+--+ <text:s/>Out = P + [4P - (MN+MS+ ME+ MW)] * alpha -&gt; 2D edge enhancement</text:p>
      <text:p text:style-name="P9"><text:s text:c="7"/>|MS|</text:p>
      <text:p text:style-name="P9"><text:s text:c="7"/>+--+ <text:s text:c="24"/>alpha = 0.5 (?)</text:p>
      <text:p text:style-name="P9"/>
      <text:p text:style-name="P9"><text:s text:c="4"/>Not really sure of which is used but, by looking at the result in the GB Camera game and some tests</text:p>
      <text:p text:style-name="P9"><text:s text:c="4"/>done in the emulator by changing the filters, it seems that the 2D edge enhancement is the one used.</text:p>
      <text:p text:style-name="P9"/>
      <text:p text:style-name="P9"><text:s text:c="4"/>With this configuration: Out = 2P - [ (MW+ME) / 2 ]</text:p>
      <text:p text:style-name="P9"><text:s text:c="29"/>Out = 3P - [ (MN+MS+ME+MW) / 2 ]</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1" svg:font-family="'Liberation Serif'" style:font-family-generic="roman"/>
    <style:font-face style:name="Liberation Mono" svg:font-family="'Liberation Mono'"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120%" fo:text-align="justify" style:justify-single-word="false" fo:text-indent="0.499cm" style:auto-text-indent="false" style:page-number="auto" fo:background-color="transparent" style:shadow="none">
        <style:tab-stops/>
        <style:background-image/>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Code" style:family="paragraph" style:parent-style-name="Standard" style:master-page-name="">
      <style:paragraph-properties style:page-number="auto"/>
      <style:text-properties style:font-name="Liberation Mono" fo:font-family="'Liberation Mono'" style:font-style-name="Normal" style:font-family-generic="modern" style:font-pitch="fixed" fo:font-size="10p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7T12:52:08.684000000</meta:creation-date>
    <dc:date>2015-03-07T13:41:29.023000000</dc:date>
    <meta:editing-duration>PT10M10S</meta:editing-duration>
    <meta:editing-cycles>3</meta:editing-cycles>
    <meta:generator>LibreOffice/4.3.5.2$Windows_x86 LibreOffice_project/3a87456aaa6a95c63eea1c1b3201acedf0751bd5</meta:generator>
    <meta:document-statistic meta:table-count="5" meta:image-count="1" meta:object-count="0" meta:page-count="15" meta:paragraph-count="410" meta:word-count="4472" meta:character-count="20852" meta:non-whitespace-character-count="15550"/>
  </office:meta>
</office:document-meta>
</file>